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break-before="page"/>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ableCaption" style:master-page-name="">
      <style:paragraph-properties style:page-number="auto" fo:keep-with-next="auto"/>
    </style:style>
    <style:style style:name="P8" style:family="paragraph" style:parent-style-name="OOoTextBody" style:master-page-name="">
      <style:paragraph-properties style:page-number="auto">
        <style:tab-stops>
          <style:tab-stop style:position="2.3626in"/>
          <style:tab-stop style:position="4.3307in"/>
        </style:tab-stops>
      </style:paragraph-properties>
    </style:style>
    <style:style style:name="P9" style:family="paragraph" style:parent-style-name="OOoTextBody">
      <style:paragraph-properties loext:contextual-spacing="false"/>
    </style:style>
    <style:style style:name="P10" style:family="paragraph" style:parent-style-name="OOoTextBody">
      <style:paragraph-properties>
        <style:tab-stops>
          <style:tab-stop style:position="4.9063in"/>
        </style:tab-stops>
      </style:paragraph-properties>
    </style:style>
    <style:style style:name="P11" style:family="paragraph" style:parent-style-name="OOoTableText">
      <style:paragraph-properties loext:contextual-spacing="false"/>
    </style:style>
    <style:style style:name="P12"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Contents_20_1">
      <style:paragraph-properties>
        <style:tab-stops>
          <style:tab-stop style:position="6.6929in" style:type="right" style:leader-style="dotted" style:leader-text="."/>
        </style:tab-stops>
      </style:paragraph-properties>
    </style:style>
    <style:style style:name="P16" style:family="paragraph" style:parent-style-name="OOoNewChapter">
      <style:text-properties style:font-name="DejaVu Serif4" fo:font-size="24pt" style:font-name-asian="DejaVu Serif4" style:font-size-asian="24pt" style:font-name-complex="DejaVu Serif4" style:font-size-complex="24pt"/>
    </style:style>
    <style:style style:name="P17" style:family="paragraph" style:parent-style-name="OOoCopyrightPage">
      <style:paragraph-properties fo:margin-top="0.1575in" fo:margin-bottom="0.0429in"/>
    </style:style>
    <style:style style:name="P18" style:family="paragraph" style:parent-style-name="OOoCopyrightPage">
      <style:paragraph-properties fo:margin-top="0.1965in" fo:margin-bottom="0.0429in"/>
    </style:style>
    <style:style style:name="P19" style:family="paragraph" style:parent-style-name="OOoAuthor">
      <style:text-properties style:font-name="DejaVu Serif4" fo:font-size="24pt" style:font-name-asian="DejaVu Serif4" style:font-size-asian="24pt" style:font-name-complex="DejaVu Serif4" style:font-size-complex="24pt"/>
    </style:style>
    <style:style style:name="P20" style:family="paragraph" style:parent-style-name="OOoHeading_20_1" style:master-page-name="">
      <style:paragraph-properties style:page-number="auto" fo:break-before="auto" fo:break-after="auto"/>
    </style:style>
    <style:style style:name="P21" style:family="paragraph" style:parent-style-name="OOoHeading_20_1">
      <style:paragraph-properties fo:break-before="page"/>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NewChapter" style:master-page-name="OOoFirstPage">
      <style:paragraph-properties style:page-number="auto"/>
    </style:style>
    <style:style style:name="P24" style:family="paragraph" style:parent-style-name="OOoToCHead" style:master-page-name="OOoFrontMatter">
      <style:paragraph-properties style:page-number="auto"/>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size="11pt" style:font-size-asian="11pt" style:font-size-complex="11pt"/>
    </style:style>
    <style:style style:name="T4" style:family="text">
      <style:text-properties style:font-name="Times New Roman"/>
    </style:style>
    <style:style style:name="T5" style:family="text">
      <style:text-properties fo:language="zxx" fo:country="none"/>
    </style:style>
    <style:style style:name="T6" style:family="text">
      <style:text-properties style:font-name="Times New Roman1" fo:font-size="11pt"/>
    </style:style>
    <style:style style:name="T7" style:family="text">
      <style:text-properties style:font-name="Wingdings" fo:font-style="normal" style:font-style-asian="normal" style:font-style-complex="normal"/>
    </style:style>
    <style:style style:name="T8" style:family="text">
      <style:text-properties style:font-name="DejaVu Sans1" fo:font-size="11pt" fo:language="en" fo:country="US" style:letter-kerning="true"/>
    </style:style>
    <style:style style:name="T9" style:family="text">
      <style:text-properties style:font-name="DejaVu Serif" fo:font-size="11pt" fo:language="en" fo:country="US"/>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65425920" text:id="ct365425920">
          <text:deletion>
            <office:change-info>
              <dc:creator>f c</dc:creator>
              <dc:date>2023-12-29T17:07:00</dc:date>
            </office:change-info>
            <text:h text:style-name="P1" text:outline-level="2">u</text:h>
          </text:deletion>
        </text:changed-region>
        <text:changed-region xml:id="ct365426440" text:id="ct365426440">
          <text:insertion>
            <office:change-info>
              <dc:creator>f c</dc:creator>
              <dc:date>2023-12-29T17:07:00</dc:date>
            </office:change-info>
          </text:insertion>
        </text:changed-region>
        <text:changed-region xml:id="ct365427168" text:id="ct365427168">
          <text:format-change>
            <office:change-info>
              <dc:creator>f c</dc:creator>
              <dc:date>2023-12-30T10:22:00</dc:date>
            </office:change-info>
          </text:format-change>
        </text:changed-region>
        <text:changed-region xml:id="ct365426544" text:id="ct365426544">
          <text:format-change>
            <office:change-info>
              <dc:creator>f c</dc:creator>
              <dc:date>2023-12-30T10:22:00</dc:date>
            </office:change-info>
          </text:format-change>
        </text:changed-region>
        <text:changed-region xml:id="ct365427376" text:id="ct365427376">
          <text:format-change>
            <office:change-info>
              <dc:creator>f c</dc:creator>
              <dc:date>2023-12-30T10:22:00</dc:date>
            </office:change-info>
          </text:format-change>
        </text:changed-region>
        <text:changed-region xml:id="ct365428416" text:id="ct365428416">
          <text:format-change>
            <office:change-info>
              <dc:creator>f c</dc:creator>
              <dc:date>2023-12-29T17:07:00</dc:date>
            </office:change-info>
          </text:format-change>
        </text:changed-region>
        <text:changed-region xml:id="ct365426024" text:id="ct365426024">
          <text:format-change>
            <office:change-info>
              <dc:creator>f c</dc:creator>
              <dc:date>2023-12-29T17:08:00</dc:date>
            </office:change-info>
          </text:format-change>
        </text:changed-region>
        <text:changed-region xml:id="ct365425192" text:id="ct365425192">
          <text:format-change>
            <office:change-info>
              <dc:creator>f c</dc:creator>
              <dc:date>2023-12-30T10:22:00</dc:date>
            </office:change-info>
          </text:format-change>
        </text:changed-region>
        <text:changed-region xml:id="ct365426128" text:id="ct365426128">
          <text:format-change>
            <office:change-info>
              <dc:creator>f c</dc:creator>
              <dc:date>2023-12-30T10:22:00</dc:date>
            </office:change-info>
          </text:format-change>
        </text:changed-region>
        <text:changed-region xml:id="ct365426648" text:id="ct365426648">
          <text:format-change>
            <office:change-info>
              <dc:creator>f c</dc:creator>
              <dc:date>2023-12-30T10:22:00</dc:date>
            </office:change-info>
          </text:format-change>
        </text:changed-region>
        <text:changed-region xml:id="ct365425504" text:id="ct365425504">
          <text:format-change>
            <office:change-info>
              <dc:creator>f c</dc:creator>
              <dc:date>2023-12-30T10:22:00</dc:date>
            </office:change-info>
          </text:format-change>
        </text:changed-region>
        <text:changed-region xml:id="ct365428104" text:id="ct365428104">
          <text:format-change>
            <office:change-info>
              <dc:creator>f c</dc:creator>
              <dc:date>2023-12-30T10:22:00</dc:date>
            </office:change-info>
          </text:format-change>
        </text:changed-region>
        <text:changed-region xml:id="ct365426232" text:id="ct365426232">
          <text:deletion>
            <office:change-info>
              <dc:creator>f c</dc:creator>
              <dc:date>2023-11-20T12:55:00</dc:date>
            </office:change-info>
            <text:h text:style-name="OOoHeading_20_1" text:outline-level="2"><text:alphabetical-index-mark-start text:id="IMark160164276" text:key1="keyboard shortcuts"/>s<text:alphabetical-index-mark-end text:id="IMark160164276"/></text:h>
          </text:deletion>
        </text:changed-region>
        <text:changed-region xml:id="ct365426752" text:id="ct365426752">
          <text:insertion>
            <office:change-info>
              <dc:creator>f c</dc:creator>
              <dc:date>2023-11-20T12:55:00</dc:date>
            </office:change-info>
          </text:insertion>
        </text:changed-region>
        <text:changed-region xml:id="ct365426960" text:id="ct365426960">
          <text:deletion>
            <office:change-info>
              <dc:creator>f c</dc:creator>
              <dc:date>2023-11-20T12:55:00</dc:date>
            </office:change-info>
            <text:h text:style-name="OOoHeading_20_1" text:outline-level="2">s</text:h>
          </text:deletion>
        </text:changed-region>
        <text:changed-region xml:id="ct365428000" text:id="ct365428000">
          <text:insertion>
            <office:change-info>
              <dc:creator>f c</dc:creator>
              <dc:date>2023-11-20T12:55:00</dc:date>
            </office:change-info>
          </text:insertion>
        </text:changed-region>
        <text:changed-region xml:id="ct365426856" text:id="ct365426856">
          <text:deletion>
            <office:change-info>
              <dc:creator>f c</dc:creator>
              <dc:date>2023-11-20T12:57:00</dc:date>
            </office:change-info>
            <text:h text:style-name="OOoHeading_20_1" text:outline-level="2">a</text:h>
          </text:deletion>
        </text:changed-region>
        <text:changed-region xml:id="ct365427480" text:id="ct365427480">
          <text:insertion>
            <office:change-info>
              <dc:creator>f c</dc:creator>
              <dc:date>2023-11-20T12:57:00</dc:date>
            </office:change-info>
          </text:insertion>
        </text:changed-region>
        <text:changed-region xml:id="ct365427584" text:id="ct365427584">
          <text:insertion>
            <office:change-info>
              <dc:creator>f c</dc:creator>
              <dc:date>2023-11-20T12:57:00</dc:date>
            </office:change-info>
          </text:insertion>
        </text:changed-region>
        <text:changed-region xml:id="ct365427688" text:id="ct365427688">
          <text:deletion>
            <office:change-info>
              <dc:creator>f c</dc:creator>
              <dc:date>2023-11-20T12:57:00</dc:date>
            </office:change-info>
            <text:h text:style-name="OOoHeading_20_1" text:outline-level="2">k</text:h>
          </text:deletion>
        </text:changed-region>
        <text:changed-region xml:id="ct365428208" text:id="ct365428208">
          <text:deletion>
            <office:change-info>
              <dc:creator>f c</dc:creator>
              <dc:date>2023-11-20T12:57:00</dc:date>
            </office:change-info>
            <text:h text:style-name="OOoHeading_20_1" text:outline-level="2">s</text:h>
          </text:deletion>
        </text:changed-region>
        <text:changed-region xml:id="ct365425296" text:id="ct365425296">
          <text:insertion>
            <office:change-info>
              <dc:creator>f c</dc:creator>
              <dc:date>2023-11-20T12:57:00</dc:date>
            </office:change-info>
          </text:insertion>
        </text:changed-region>
        <text:changed-region xml:id="ct365425400" text:id="ct365425400">
          <text:insertion>
            <office:change-info>
              <dc:creator>f c</dc:creator>
              <dc:date>2023-11-20T13:01:00</dc:date>
            </office:change-info>
          </text:insertion>
        </text:changed-region>
        <text:changed-region xml:id="ct365425608" text:id="ct365425608">
          <text:insertion>
            <office:change-info>
              <dc:creator>f c</dc:creator>
              <dc:date>2023-11-20T13:01:00</dc:date>
            </office:change-info>
          </text:insertion>
        </text:changed-region>
        <text:changed-region xml:id="ct365428728" text:id="ct365428728">
          <text:deletion>
            <office:change-info>
              <dc:creator>f c</dc:creator>
              <dc:date>2023-11-20T13:02:00</dc:date>
            </office:change-info>
            <text:p text:style-name="OOoTableText">Updates the selected chart.</text:p>
          </text:deletion>
        </text:changed-region>
        <text:changed-region xml:id="ct365428936" text:id="ct365428936">
          <text:insertion>
            <office:change-info>
              <dc:creator>f c</dc:creator>
              <dc:date>2023-11-20T13:02:00</dc:date>
            </office:change-info>
          </text:insertion>
        </text:changed-region>
        <text:changed-region xml:id="ct365429040" text:id="ct365429040">
          <text:insertion>
            <office:change-info>
              <dc:creator>f c</dc:creator>
              <dc:date>2023-11-20T13:03:00</dc:date>
            </office:change-info>
          </text:insertion>
        </text:changed-region>
        <text:changed-region xml:id="ct365429768" text:id="ct365429768">
          <text:deletion>
            <office:change-info>
              <dc:creator>f c</dc:creator>
              <dc:date>2023-11-20T13:04:00</dc:date>
            </office:change-info>
            <text:h text:style-name="OOoHeading_20_1" text:outline-level="2">f</text:h>
          </text:deletion>
        </text:changed-region>
        <text:changed-region xml:id="ct365430600" text:id="ct365430600">
          <text:insertion>
            <office:change-info>
              <dc:creator>f c</dc:creator>
              <dc:date>2023-11-20T13:04:00</dc:date>
            </office:change-info>
          </text:insertion>
        </text:changed-region>
        <text:changed-region xml:id="ct365428832" text:id="ct365428832">
          <text:deletion>
            <office:change-info>
              <dc:creator>f c</dc:creator>
              <dc:date>2023-11-20T13:04:00</dc:date>
            </office:change-info>
            <text:h text:style-name="OOoHeading_20_1" text:outline-level="2">s</text:h>
          </text:deletion>
        </text:changed-region>
        <text:changed-region xml:id="ct365431536" text:id="ct365431536">
          <text:insertion>
            <office:change-info>
              <dc:creator>f c</dc:creator>
              <dc:date>2023-11-20T13:04:00</dc:date>
            </office:change-info>
          </text:insertion>
        </text:changed-region>
        <text:changed-region xml:id="ct365431328" text:id="ct365431328">
          <text:deletion>
            <office:change-info>
              <dc:creator>f c</dc:creator>
              <dc:date>2023-11-20T13:05:00</dc:date>
            </office:change-info>
            <text:h text:style-name="P2" text:outline-level="2">s</text:h>
          </text:deletion>
        </text:changed-region>
        <text:changed-region xml:id="ct365429664" text:id="ct365429664">
          <text:insertion>
            <office:change-info>
              <dc:creator>f c</dc:creator>
              <dc:date>2023-11-20T13:05:00</dc:date>
            </office:change-info>
          </text:insertion>
        </text:changed-region>
        <text:changed-region xml:id="ct365430704" text:id="ct365430704">
          <text:insertion>
            <office:change-info>
              <dc:creator>f c</dc:creator>
              <dc:date>2023-11-20T13:09:00</dc:date>
            </office:change-info>
          </text:insertion>
        </text:changed-region>
        <text:changed-region xml:id="ct365431016" text:id="ct365431016">
          <text:insertion>
            <office:change-info>
              <dc:creator>f c</dc:creator>
              <dc:date>2023-11-20T1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OOoProductName">Apache Open Office</text:p>
      <text:p text:style-name="P16">Version 4.1</text:p>
      <text:p text:style-name="P19">AOO Documentation Team</text:p>
      <text:h text:style-name="OOoHeading_20_0" text:outline-level="1"><text:bookmark-start text:name="__RefHeading__31028_1117172207"/>Appendix <text:span text:style-name="OOoChapterNumber">A</text:span><text:line-break/> <text:s/>Keyboard Shortcuts<text:bookmark-end text:name="__RefHeading__31028_1117172207"/></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P10">This document is Copyright <text:span text:style-name="T4">©</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7">Acknowledgments</text:p>
        <text:p text:style-name="P8">This document is updated from a previous version by OOoAuthors.</text:p>
        <text:p text:style-name="P17">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18">Publication date and software version</text:p>
        <text:p text:style-name="OOoTextBody">Published &lt;date&gt;. Based on Apache OpenOffice 4.1.</text:p>
        <text:h text:style-name="P1" text:outline-level="2"><text:bookmark-start text:name="__RefHeading__983_1253041391"/>Note for Mac <text:change text:change-id="ct365425920"/><text:change-start text:change-id="ct365426440"/>U<text:change-end text:change-id="ct365426440"/>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3">Windows/Linux</text:p>
              </table:table-cell>
              <table:table-cell table:style-name="Table15.A1" office:value-type="string">
                <text:p text:style-name="P13">Mac equivalent</text:p>
              </table:table-cell>
              <table:table-cell table:style-name="Table15.C1" office:value-type="string">
                <text:p text:style-name="P1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65427168"/><text:span text:style-name="OOoKeystroke">Right-click</text:span><text:change-end text:change-id="ct365427168"/></text:p>
            </table:table-cell>
            <table:table-cell table:style-name="Table15.A2" office:value-type="string">
              <text:p text:style-name="OOoTableText"><text:change-start text:change-id="ct365426544"/><text:span text:style-name="OOoKeystroke">Control+click</text:span><text:change-end text:change-id="ct365426544"/></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65427376"/><text:span text:style-name="OOoKeystroke">Ctrl</text:span><text:change-end text:change-id="ct365427376"/><text:change-start text:change-id="ct365428416"/> (Control)<text:change-end text:change-id="ct365428416"/></text:p>
            </table:table-cell>
            <table:table-cell table:style-name="Table15.A2" office:value-type="string">
              <text:p text:style-name="OOoTableText"><text:span text:style-name="T7">z</text:span> <text:change-start text:change-id="ct365426024"/>(Command)<text:change-end text:change-id="ct365426024"/></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65425192"/><text:span text:style-name="OOoKeystroke">F5</text:span><text:change-end text:change-id="ct365425192"/></text:p>
            </table:table-cell>
            <table:table-cell table:style-name="Table15.A2" office:value-type="string">
              <text:p text:style-name="OOoTableText"><text:change-start text:change-id="ct365426128"/><text:span text:style-name="OOoKeystroke">Shift+</text:span><text:change-end text:change-id="ct365426128"/><text:span text:style-name="T7">z</text:span><text:change-start text:change-id="ct365426648"/><text:span text:style-name="OOoKeystroke">+F5</text:span><text:change-end text:change-id="ct365426648"/></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65425504"/><text:span text:style-name="OOoKeystroke">F11</text:span><text:change-end text:change-id="ct365425504"/></text:p>
            </table:table-cell>
            <table:table-cell table:style-name="Table15.A6" office:value-type="string">
              <text:p text:style-name="OOoTableText"><text:span text:style-name="T7">z</text:span><text:change-start text:change-id="ct365428104"/><text:span text:style-name="OOoKeystroke">+T</text:span><text:change-end text:change-id="ct365428104"/></text:p>
            </table:table-cell>
            <table:table-cell table:style-name="Table15.C6"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1263_232223001" text:style-name="Internet_20_link" text:visited-style-name="Internet_20_link">Appendix A<text:line-break/> <text:s/>Keyboard Shortcuts<text:tab/>1</text:a></text:p>
            <text:p text:style-name="P14"><text:a xlink:type="simple" xlink:href="#__RefHeading__981_1253041391" text:style-name="Internet_20_link" text:visited-style-name="Internet_20_link">Copyright<text:tab/>2</text:a></text:p>
            <text:p text:style-name="P14"><text:a xlink:type="simple" xlink:href="#__RefHeading__983_1253041391" text:style-name="Internet_20_link" text:visited-style-name="Internet_20_link">Note for Mac users<text:tab/>2</text:a></text:p>
            <text:p text:style-name="P14"><text:a xlink:type="simple" xlink:href="#__RefHeading__985_1253041391" text:style-name="Internet_20_link" text:visited-style-name="Internet_20_link">Introduction<text:tab/>4</text:a></text:p>
            <text:p text:style-name="P14"><text:a xlink:type="simple" xlink:href="#__RefHeading__987_1253041391" text:style-name="Internet_20_link" text:visited-style-name="Internet_20_link">Navigation and selection shortcuts<text:tab/>4</text:a></text:p>
            <text:p text:style-name="P14"><text:a xlink:type="simple" xlink:href="#__RefHeading__989_1253041391" text:style-name="Internet_20_link" text:visited-style-name="Internet_20_link">Function and arrow key shortcuts<text:tab/>5</text:a></text:p>
            <text:p text:style-name="P14"><text:a xlink:type="simple" xlink:href="#__RefHeading__991_1253041391" text:style-name="Internet_20_link" text:visited-style-name="Internet_20_link">Cell formatting shortcuts<text:tab/>7</text:a></text:p>
            <text:p text:style-name="P14"><text:a xlink:type="simple" xlink:href="#__RefHeading__993_1253041391" text:style-name="Internet_20_link" text:visited-style-name="Internet_20_link">Pivot Table shortcuts<text:tab/>8</text:a></text:p>
          </text:index-body>
        </text:table-of-content>
        <text:p text:style-name="OOoTextBody"/>
      </text:section>
      <text:h text:style-name="P22" text:outline-level="2"><text:bookmark-start text:name="__RefHeading__985_1253041391"/><text:alphabetical-index-mark text:string-value="introduction" text:key1="keyboard shortcuts"/>Introduction<text:bookmark-end text:name="__RefHeading__985_1253041391"/></text:h>
      <text:p text:style-name="OOoTextBody">You can use Calc without a mouse or trackball, by using its built-in keyboard shortcuts.</text:p>
      <text:p text:style-name="P9"><text:span text:style-name="T9">OpenOffice</text:span> has a general set of keyboard shortcuts, available in all components, and a component-specific set directly related to the work of that component.</text:p>
      <text:p text:style-name="P9">For help with <text:span text:style-name="T9">OpenOffice</text:span><text:span text:style-name="T2">’s</text:span> keyboard shortcuts or using <text:span text:style-name="T9">OpenOffice</text:span> with a keyboard only, search the <text:span text:style-name="T9">OpenOffice</text:span> online help using the “shortcut” or “<text:span text:style-name="T5">accessibility” keywords.</text:span></text:p>
      <text:p text:style-name="OOoTextBody"><text:span text:style-name="T5">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change text:change-id="ct365426232"/><text:change-start text:change-id="ct365426752"/><text:alphabetical-index-mark-start text:id="IMark153334952" text:key1="keyboard shortcuts"/>S<text:change-end text:change-id="ct365426752"/>election<text:alphabetical-index-mark-end text:id="IMark153334952"/> <text:change text:change-id="ct365426960"/><text:change-start text:change-id="ct365428000"/>S<text:change-end text:change-id="ct365428000"/>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6">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6">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6">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6">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6">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6"> </text:span>If all the sheets in a spreadsheet are selected, this combination only selects the previous sheet.<text:span text:style-name="T6">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6"> </text:span>If all the sheets in a spreadsheet are selected, this combination only selects the next sheet.<text:span text:style-name="T6">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6"> </text:span>A range is a contiguous cell range that contains data and is bounded by empty rows and columns.<text:span text:style-name="T6">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6"> </text:span>To specify the direction that the cursor moves, choose <text:span text:style-name="OOoMenuPath">Tools &gt; Options &gt; OpenOffice Calc &gt; General.</text:span></text:p>
          </table:table-cell>
        </table:table-row>
      </table:table>
      <text:h text:style-name="OOoHeading_20_1" text:outline-level="2"><text:bookmark-start text:name="__RefHeading__989_1253041391"/><text:alphabetical-index-mark text:string-value="function keys" text:key1="keyboard shortcuts"/>Function and <text:change text:change-id="ct365426856"/><text:alphabetical-index-mark text:string-value="arrow keys" text:key1="keyboard shortcuts"/><text:change-start text:change-id="ct365427480"/>A<text:change-end text:change-id="ct365427480"/>rrow <text:change-start text:change-id="ct365427584"/>K<text:change-end text:change-id="ct365427584"/><text:change text:change-id="ct365427688"/>ey <text:change text:change-id="ct365428208"/><text:change-start text:change-id="ct365425296"/>S<text:change-end text:change-id="ct365425296"/>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11">Displays the <text:span text:style-name="T8">OpenOffice</text:span> help browser.<text:span text:style-name="T6"> </text:span>When the help browser is already open <text:span text:style-name="OOoKeystroke"><text:span text:style-name="T3">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6"> </text:span>If the cursor is in an input box in a dialog that has a minimize button, the dialog is hidden and the input box remains visible.<text:span text:style-name="T6"> </text:span>Press <text:span text:style-name="OOoKeystroke"><text:span text:style-name="T3">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 that is, items whose nature and role are contingent upon the current field</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 that is, items whose nature and role determine those of the current field</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6"> </text:span>In this mode, you can use the arrow keys to extend the selection.<text:span text:style-name="T6">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change-start text:change-id="ct365425400"/> whose inputs have changed<text:change-end text:change-id="ct365425400"/>.</text:p>
          </table:table-cell>
        </table:table-row>
        <table:table-row table:style-name="functionkeys.2">
          <table:table-cell table:style-name="functionkeys.A3" office:value-type="string">
            <text:p text:style-name="OOoTableText"><text:change-start text:change-id="ct365425608"/><text:span text:style-name="OOoKeystroke">Shift+</text:span><text:change-end text:change-id="ct365425608"/><text:span text:style-name="OOoKeystroke">Ctrl+F9</text:span></text:p>
          </table:table-cell>
          <table:table-cell table:style-name="functionkeys.B2" office:value-type="string">
            <text:p text:style-name="OOoTableText"><text:change text:change-id="ct365428728"/><text:change-start text:change-id="ct365428936"/><text:s/>Hard recalculate. <text:change-end text:change-id="ct365428936"/><text:change-start text:change-id="ct365429040"/>All formulas are recalculated.<text:change-end text:change-id="ct365429040"/></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text:span><text:soft-page-break/><text:span text:style-name="OOoKeystroke">Key</text:span></text:p>
          </table:table-cell>
          <table:table-cell table:style-name="Table1.B6" office:value-type="string">
            <text:p text:style-name="OOoTableText">Optimizes the column width or row height based on the <text:soft-page-break/>current cell.</text:p>
          </table:table-cell>
        </table:table-row>
      </table:table>
      <text:h text:style-name="OOoHeading_20_1" text:outline-level="2"><text:bookmark-start text:name="__RefHeading__991_1253041391"/><text:alphabetical-index-mark text:string-value="cell formatting" text:key1="keyboard shortcuts"/>Cell <text:change text:change-id="ct365429768"/><text:change-start text:change-id="ct365430600"/>F<text:change-end text:change-id="ct365430600"/>ormatting <text:change text:change-id="ct365428832"/><text:change-start text:change-id="ct365431536"/>S<text:change-end text:change-id="ct365431536"/>hortcuts<text:bookmark-end text:name="__RefHeading__991_1253041391"/></text:h>
      <text:p text:style-name="P6"><text:span text:style-name="OOoKeystroke">Ctrl+1</text:span> open the Format Cells dialog.<office:annotation><dc:creator>f c</dc:creator><dc:date>2021-06-14T10:52:51.09</dc:date><text:p text:style-name="P25"><text:span text:style-name="T11">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2" text:outline-level="2"><text:bookmark-start text:name="__RefHeading__993_1253041391"/><text:alphabetical-index-mark-start text:id="IMark160215812" text:key1="keyboard shortcuts"/><text:span text:style-name="T2">Pivot Table</text:span><text:alphabetical-index-mark-end text:id="IMark160215812"/> <text:change text:change-id="ct365431328"/><text:change-start text:change-id="ct365429664"/>S<text:change-end text:change-id="ct365429664"/>hortcuts<text:bookmark-end text:name="__RefHeading__993_1253041391"/></text:h>
      <text:p text:style-name="P7"><text:change-start text:change-id="ct365430704"/>These shortcuts apply to the dialog used to define the layout of a Pivot Table.</text:p>
      <text:p text:style-name="OOoTableCaption"><text:change-end text:change-id="ct365430704"/>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change-start text:change-id="ct365431016"/><text:span text:style-name="OOoKeystroke"> (the letter O)</text:span><text:change-end text:change-id="ct365431016"/></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4</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Keyboard Shortcuts</dc:title>
    <meta:creation-date>2009-04-12T21:07:31</meta:creation-date>
    <meta:editing-cycles>42</meta:editing-cycles>
    <meta:editing-duration>PT3H12M24S</meta:editing-duration>
    <meta:initial-creator>Jean Hollis</meta:initial-creator>
    <dc:date>2024-01-03T10:59:25.61</dc:date>
    <dc:creator>f c</dc:creator>
    <meta:document-statistic meta:table-count="7" meta:image-count="0" meta:object-count="0" meta:page-count="8" meta:paragraph-count="234" meta:word-count="1580" meta:character-count="922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